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4469" officeooo:paragraph-rsid="000d44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Lien github pour le projet 4 :</text:p>
      <text:p text:style-name="P1"/>
      <text:p text:style-name="P1"/>
      <text:p text:style-name="Standard">https://github.com/westbreizh/P4-web-panth-r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7T09:19:37.023545978</meta:creation-date>
    <dc:date>2022-06-27T09:23:15.969015232</dc:date>
    <meta:editing-duration>PT3M3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" meta:word-count="8" meta:character-count="75" meta:non-whitespace-character-count="69"/>
  </office:meta>
</office:document-meta>
</file>